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4D0000005FF0532CDBB42D0B85.png" manifest:media-type="image/png"/>
  <manifest:file-entry manifest:full-path="Pictures/1000111D000007EB000009D418BC0CA0A4919E8A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BABEL Unicode" svg:font-family="'BABEL Unicode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draw:fill-color="#a3e2ee" draw:opacity="100%" draw:textarea-horizontal-align="justify" draw:textarea-vertical-align="middle" draw:auto-grow-height="false" fo:min-height="12.577cm" fo:min-width="21.67cm"/>
    </style:style>
    <style:style style:name="gr2" style:family="graphic" style:parent-style-name="standard">
      <style:graphic-properties draw:textarea-horizontal-align="justify" draw:textarea-vertical-align="middle" draw:auto-grow-height="false" fo:min-height="2.125cm" fo:min-width="6.267cm"/>
    </style:style>
    <style:style style:name="gr3" style:family="graphic" style:parent-style-name="standard">
      <style:graphic-properties draw:textarea-horizontal-align="justify" draw:textarea-vertical-align="middle" draw:auto-grow-height="false" fo:min-height="2.125cm" fo:min-width="4.726cm"/>
    </style:style>
    <style:style style:name="gr4" style:family="graphic" style:parent-style-name="standard">
      <style:graphic-properties draw:textarea-horizontal-align="justify" draw:textarea-vertical-align="middle" draw:auto-grow-height="false" fo:min-height="2.442cm" fo:min-width="6.397cm"/>
    </style:style>
    <style:style style:name="gr5" style:family="graphic" style:parent-style-name="standard">
      <style:graphic-properties draw:textarea-horizontal-align="justify" draw:textarea-vertical-align="middle" draw:auto-grow-height="false" fo:min-height="1.65cm" fo:min-width="3.617cm"/>
    </style:style>
    <style:style style:name="gr6" style:family="graphic" style:parent-style-name="standard">
      <style:graphic-properties draw:textarea-horizontal-align="justify" draw:textarea-vertical-align="middle" draw:auto-grow-height="false" fo:min-height="1.54cm" fo:min-width="4.425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1.654cm" fo:min-width="4.425cm"/>
    </style:style>
    <style:style style:name="gr9" style:family="graphic" style:parent-style-name="standard">
      <style:graphic-properties draw:textarea-horizontal-align="justify" draw:textarea-vertical-align="middle" draw:auto-grow-height="false" fo:min-height="3.395cm" fo:min-width="3.3cm"/>
    </style:style>
    <style:style style:name="gr10" style:family="graphic" style:parent-style-name="standard">
      <style:graphic-properties draw:stroke="none" svg:stroke-color="#000000" draw:fill="none" draw:fill-color="#ffffff" fo:min-height="1.334cm"/>
    </style:style>
    <style:style style:name="gr11" style:family="graphic" style:parent-style-name="standard">
      <style:graphic-properties draw:stroke="none" draw:fill="none" fo:min-height="0.983cm"/>
    </style:style>
    <style:style style:name="gr12" style:family="graphic" style:parent-style-name="standard">
      <style:graphic-properties draw:textarea-horizontal-align="justify" draw:textarea-vertical-align="middle" draw:auto-grow-height="false" fo:min-height="1.492cm" fo:min-width="4.726cm"/>
    </style:style>
    <style:style style:name="gr13" style:family="graphic" style:parent-style-name="standard">
      <style:graphic-properties draw:stroke="none" svg:stroke-color="#000000" draw:fill="none" draw:fill-color="#ffffff" fo:min-height="1.333cm"/>
    </style:style>
    <style:style style:name="gr14" style:family="graphic" style:parent-style-name="standard">
      <style:graphic-properties draw:textarea-horizontal-align="justify" draw:textarea-vertical-align="middle" draw:auto-grow-height="false" fo:min-height="0.146cm" fo:min-width="0.193cm"/>
    </style:style>
    <style:style style:name="gr15" style:family="graphic" style:parent-style-name="standard">
      <style:graphic-properties draw:textarea-horizontal-align="justify" draw:textarea-vertical-align="middle" draw:auto-grow-height="false" fo:min-height="0.146cm" fo:min-width="3.5cm"/>
    </style:style>
    <style:style style:name="gr16" style:family="graphic" style:parent-style-name="standard">
      <style:graphic-properties draw:textarea-horizontal-align="justify" draw:textarea-vertical-align="middle" draw:auto-grow-height="false" fo:min-height="0.146cm" fo:min-width="2.272cm"/>
    </style:style>
    <style:style style:name="gr17" style:family="graphic" style:parent-style-name="standard">
      <style:graphic-properties draw:textarea-horizontal-align="justify" draw:textarea-vertical-align="middle" draw:auto-grow-height="false" fo:min-height="0.146cm" fo:min-width="0.609cm"/>
    </style:style>
    <style:style style:name="gr18" style:family="graphic" style:parent-style-name="standard">
      <style:graphic-properties draw:textarea-horizontal-align="justify" draw:textarea-vertical-align="middle" draw:auto-grow-height="false" fo:min-height="0.146cm" fo:min-width="0.816cm"/>
    </style:style>
    <style:style style:name="gr19" style:family="graphic" style:parent-style-name="standard">
      <style:graphic-properties draw:textarea-horizontal-align="justify" draw:textarea-vertical-align="middle" draw:auto-grow-height="false" fo:min-height="0.067cm" fo:min-width="0.642cm"/>
    </style:style>
    <style:style style:name="gr20" style:family="graphic" style:parent-style-name="standard">
      <style:graphic-properties draw:textarea-horizontal-align="justify" draw:textarea-vertical-align="middle" draw:auto-grow-height="false" fo:min-height="1.147cm" fo:min-width="4.072cm"/>
    </style:style>
    <style:style style:name="P1" style:family="paragraph">
      <loext:graphic-properties draw:fill-color="#a3e2ee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end"/>
      <style:text-properties fo:color="#ffffff"/>
    </style:style>
    <style:style style:name="P4" style:family="paragraph">
      <loext:graphic-properties draw:fill="none" draw:fill-color="#ffffff"/>
      <style:paragraph-properties fo:text-align="end"/>
      <style:text-properties fo:color="#ffffff"/>
    </style:style>
    <style:style style:name="P5" style:family="paragraph">
      <loext:graphic-properties draw:fill="none"/>
      <style:paragraph-properties fo:text-align="end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17cm" svg:height="12.827cm" svg:x="4.669cm" svg:y="1.3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767cm" svg:height="2.375cm" svg:x="13.579cm" svg:y="9.386cm">
          <text:p text:style-name="P2">Batterypack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26cm" svg:height="2.375cm" svg:x="7.677cm" svg:y="9.386cm">
          <text:p text:style-name="P2">Charg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897cm" svg:height="2.692cm" svg:x="13.537cm" svg:y="5.34cm">
          <text:p text:style-name="P2">Microcontroll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117cm" svg:height="1.9cm" svg:x="4.669cm" svg:y="4.332cm">
          <text:p text:style-name="P2">Mic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925cm" svg:height="1.79cm" svg:x="21.387cm" svg:y="6.266cm">
          <text:p text:style-name="P2">NB-IoT / 2G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526cm" svg:height="3.137cm" svg:x="22.688cm" svg:y="1.853cm">
          <draw:image xlink:href="Pictures/1000111D000007EB000009D418BC0CA0A4919E8A.svg" xlink:type="simple" xlink:show="embed" xlink:actuate="onLoad" loext:mime-type="image/svg+xml">
            <text:p/>
          </draw:image>
          <draw:image xlink:href="Pictures/100002010000004D0000005FF0532CDBB42D0B85.png" xlink:type="simple" xlink:show="embed" xlink:actuate="onLoad" loext:mime-type="image/png"/>
        </draw:frame>
        <draw:custom-shape draw:style-name="gr8" draw:text-style-name="P2" draw:layer="layout" svg:width="4.925cm" svg:height="1.904cm" svg:x="21.387cm" svg:y="4.322cm">
          <text:p text:style-name="P2">WiFi / BTLE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8cm" svg:height="3.645cm" svg:x="9.103cm" svg:y="4.387cm">
          <text:p text:style-name="P2">Amplifier</text:p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4.44cm" svg:height="1.584cm" svg:x="0.246cm" svg:y="10.12cm">
          <draw:text-box>
            <text:p text:style-name="P3"><text:span text:style-name="T1">microUS</text:span><text:span text:style-name="T1">B </text:span></text:p>
          </draw:text-box>
        </draw:frame>
        <draw:frame draw:style-name="gr11" draw:text-style-name="P5" draw:layer="layout" svg:width="4.469cm" svg:height="1.233cm" svg:x="0cm" svg:y="6.799cm">
          <draw:text-box>
            <text:p text:style-name="P3"><text:span text:style-name="T1">Ext. mic</text:span></text:p>
          </draw:text-box>
        </draw:frame>
        <draw:custom-shape draw:style-name="gr12" draw:text-style-name="P2" draw:layer="layout" svg:width="5.226cm" svg:height="1.742cm" svg:x="7.677cm" svg:y="12.149cm">
          <text:p text:style-name="P2">Converter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4.433cm" svg:height="1.583cm" svg:x="0.094cm" svg:y="12.508cm">
          <draw:text-box>
            <text:p text:style-name="P3"><text:span text:style-name="T1">12-24V</text:span></text:p>
          </draw:text-box>
        </draw:frame>
        <draw:custom-shape draw:style-name="gr14" draw:text-style-name="P2" draw:layer="layout" svg:width="0.792cm" svg:height="0.791cm" draw:transform="rotate (1.55334303427495) translate (9.578cm 12.30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4.571cm" svg:height="0.792cm" svg:x="4.532cm" svg:y="6.9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" draw:layer="layout" svg:width="3.167cm" svg:height="0.792cm" svg:x="4.51cm" svg:y="10.2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" draw:layer="layout" svg:width="3.167cm" svg:height="0.791cm" svg:x="4.51cm" svg:y="12.6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" draw:layer="layout" svg:width="1.267cm" svg:height="0.792cm" svg:x="12.745cm" svg:y="10.2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" draw:layer="layout" svg:width="1.267cm" svg:height="0.791cm" svg:x="12.587cm" svg:y="6.4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" draw:layer="layout" svg:width="1.504cm" svg:height="0.792cm" draw:transform="rotate (1.5707963267949) translate (16.516cm 9.536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" draw:layer="layout" svg:width="1.426cm" svg:height="0.633cm" svg:x="20.279cm" svg:y="6.92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" draw:layer="layout" svg:width="1.424cm" svg:height="0.633cm" svg:x="20.189cm" svg:y="5.49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1.267cm" svg:height="0.791cm" svg:x="8.439cm" svg:y="4.9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" draw:layer="layout" svg:width="4.572cm" svg:height="1.397cm" svg:x="21.701cm" svg:y="9.382cm">
          <text:p text:style-name="P2">Temperature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4.572cm" svg:height="1.397cm" svg:x="21.701cm" svg:y="10.652cm">
          <text:p text:style-name="P2">Humidity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4.572cm" svg:height="1.397cm" svg:x="21.701cm" svg:y="12.049cm">
          <text:p text:style-name="P2">Vibrat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BABEL Unicode" svg:font-family="'BABEL Unicode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BABEL Unicode" style:font-family-complex="'BABEL Unicode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7T15:45:11.433165131</meta:creation-date>
    <dc:date>2018-12-17T21:47:11.389909437</dc:date>
    <meta:editing-duration>PT5H20M36S</meta:editing-duration>
    <meta:editing-cycles>6</meta:editing-cycles>
    <meta:generator>LibreOffice/6.1.3.2$Linux_X86_64 LibreOffice_project/10$Build-2</meta:generator>
    <meta:document-statistic meta:object-count="26"/>
  </office:meta>
</office:document-meta>
</file>